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声
「あ、入って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！！</text:p>
          </table:table-cell>
          <table:table-cell table:style-name="ce0"/>
          <table:table-cell table:style-name="ce0"/>
          <table:table-cell table:style-name="ce0" office:value-type="string">
            <text:p>...!!</text:p>
          </table:table-cell>
          <table:table-cell table:number-columns-repeated="1020"/>
        </table:table-row>
        <table:table-row>
          <table:table-cell table:style-name="ce0" office:value-type="string">
            <text:p>んくっ、そ、そんな・・・ぁ・・・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僕・・・だ、だ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、あっ！　だめだめだめえ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、お・・・おしっこ・・・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んはぁ・・・っ　はあぁぁ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ぼ、僕・・・男子トイレで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かも・・・た、立ち・・・ション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ぁぁぁぁあああぁぁ～～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すみません、お待たせし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（ギョッ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